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0" style:family="table-cell" style:parent-style-name="Default" style:data-style-name="N52">
      <style:table-cell-properties fo:background-color="#ffaa95"/>
    </style:style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7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esiones-sala-civil-y-familiar-2020-decima-cuarta-sesion-ordinaria</text:p>
          </table:table-cell>
          <table:table-cell table:style-name="ce5" office:value-type="string" calcext:value-type="string">
            <text:p>Décima Cuarta Sesión Ordinaria</text:p>
          </table:table-cell>
          <table:table-cell table:style-name="ce5" office:value-type="string" calcext:value-type="string">
            <text:p>Sesión Ordinaria de la Sala Civil y Familiar, 21 de mayo 2020</text:p>
          </table:table-cell>
          <table:table-cell table:style-name="ce5" office:value-type="string" calcext:value-type="string">
            <text:p>Sesiones</text:p>
          </table:table-cell>
          <table:table-cell table:number-columns-repeated="2" table:style-name="ce10" office:value-type="date" office:date-value="2020-05-21T11:00:00" calcext:value-type="date">
            <text:p>2020-05-21 11:00:0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esiones-sala-penal-2020-decima-cuarta-sesion-ordinaria-segunda-digital</text:p>
          </table:table-cell>
          <table:table-cell table:style-name="ce5" office:value-type="string" calcext:value-type="string">
            <text:p>Décima Cuarta Sesión Ordinaria Segunda Digital</text:p>
          </table:table-cell>
          <table:table-cell table:style-name="ce5" office:value-type="string" calcext:value-type="string">
            <text:p>Sesión Ordinaria de la Sala Penal</text:p>
          </table:table-cell>
          <table:table-cell table:style-name="ce5" office:value-type="string" calcext:value-type="string">
            <text:p>Sesiones</text:p>
          </table:table-cell>
          <table:table-cell table:number-columns-repeated="2" table:style-name="ce10" office:value-type="date" office:date-value="2020-05-22T11:00:00" calcext:value-type="date">
            <text:p>2020-05-22 11:00:0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09:18:29.9216428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20T09:34:48.626686304</dc:date>
    <meta:editing-duration>PT57M50S</meta:editing-duration>
    <meta:editing-cycles>22</meta:editing-cycles>
    <meta:document-statistic meta:table-count="1" meta:cell-count="259" meta:object-count="0"/>
  </office:meta>
</office:document-meta>
</file>